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officeooo:paragraph-rsid="002f5064" style:font-size-asian="11pt" style:font-weight-asian="bold" style:font-size-complex="11pt" style:font-weight-complex="bold"/>
    </style:style>
    <style:style style:name="P7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eLine94803610151200">
          <table:table-cell table:style-name="Tabla1.A1" office:value-type="string">
            <text:p text:style-name="P9">Img.</text:p>
          </table:table-cell>
          <table:table-cell table:style-name="Tabla1.A1" office:value-type="string">
            <text:p text:style-name="P9">Cod.</text:p>
          </table:table-cell>
          <table:table-cell table:style-name="Tabla1.A1" table:number-columns-spanned="2" office:value-type="string">
            <text:p text:style-name="P9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eLine94803609953776"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9"/>
          </table:table-cell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 table:style-name="TableLine94803609957872">
          <table:table-cell table:style-name="Tabla1.A1" table:number-columns-spanned="3" office:value-type="string">
            <text:p text:style-name="P6"><text:placeholder text:placeholder-type="text">&lt;category.complete_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Line94803609959728"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: asimage(product.image_128,size_x=50,size_y=40)" text:anchor-type="paragraph" svg:y="0.03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product_template_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product_template_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 table:style-name="TableLine94803609962448"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  <table:table-row table:style-name="TableLine94803609929168"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mián </meta:initial-creator>
    <meta:creation-date>2012-04-25T15:43:57</meta:creation-date>
    <dc:date>2021-08-11T08:55:14.663488048</dc:date>
    <meta:editing-duration>P3DT3H23M15S</meta:editing-duration>
    <meta:editing-cycles>190</meta:editing-cycles>
    <meta:generator>LibreOffice/6.4.7.2$Linux_X86_64 LibreOffice_project/40$Build-2</meta:generator>
    <meta:document-statistic meta:table-count="1" meta:image-count="0" meta:object-count="0" meta:page-count="1" meta:paragraph-count="36" meta:word-count="107" meta:character-count="1181" meta:non-whitespace-character-count="1110"/>
  </office:meta>
</office:document-meta>
</file>